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1pt" fo:font-style="normal" fo:font-weight="normal" officeooo:rsid="00040788" officeooo:paragraph-rsid="000ffa77" style:font-size-asian="11pt" style:font-style-asian="normal" style:font-weight-asian="normal" style:font-size-complex="11pt" style:font-style-complex="normal" style:font-weight-complex="normal"/>
    </style:style>
    <style:style style:name="P2" style:family="paragraph" style:parent-style-name="Standard">
      <style:paragraph-properties fo:text-align="start" style:justify-single-word="false"/>
      <style:text-properties style:font-name="Times New Roman" fo:font-size="11pt" fo:font-style="normal" fo:font-weight="normal" officeooo:rsid="00215f0f" officeooo:paragraph-rsid="000ffa77"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Times New Roman" fo:font-size="11pt" fo:font-style="normal" fo:font-weight="normal" officeooo:rsid="0001072a" officeooo:paragraph-rsid="000ffa77"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Times New Roman" fo:font-size="11pt" fo:font-style="normal" fo:font-weight="normal" officeooo:rsid="00013cb2" officeooo:paragraph-rsid="000ffa77"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Times New Roman" fo:font-size="11pt" fo:font-style="normal" fo:font-weight="normal" officeooo:rsid="001381a0" officeooo:paragraph-rsid="000ffa77"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Times New Roman" fo:font-size="11pt" fo:language="fr" fo:country="FR" fo:font-style="normal" fo:font-weight="normal" officeooo:rsid="000405e8" officeooo:paragraph-rsid="000ffa77"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Times New Roman" fo:font-size="11pt" fo:language="fr" fo:country="FR" fo:font-style="normal" fo:font-weight="normal" officeooo:rsid="00040788" officeooo:paragraph-rsid="000ffa77"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font-name="Times New Roman" fo:font-size="11pt" fo:language="fr" fo:country="FR" fo:font-style="normal" fo:font-weight="normal" officeooo:rsid="0005a17d" officeooo:paragraph-rsid="000ffa77" style:font-size-asian="11pt" style:font-style-asian="normal" style:font-weight-asian="normal" style:font-size-complex="11pt" style:font-style-complex="normal" style:font-weight-complex="normal"/>
    </style:style>
    <style:style style:name="P9" style:family="paragraph" style:parent-style-name="Standard">
      <style:paragraph-properties fo:text-align="center" style:justify-single-word="false"/>
      <style:text-properties style:font-name="Times New Roman" fo:font-size="11pt" fo:language="fr" fo:country="FR" fo:font-style="normal" fo:font-weight="normal" officeooo:rsid="001381a0" officeooo:paragraph-rsid="000ffa77"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Times New Roman" fo:font-size="11pt" fo:language="fr" fo:country="FR" fo:font-style="normal" fo:font-weight="normal" officeooo:rsid="001381a0" officeooo:paragraph-rsid="000ffa77"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Times New Roman" fo:font-size="11pt" fo:language="fr" fo:country="FR" fo:font-style="normal" fo:font-weight="normal" officeooo:rsid="0021f173" officeooo:paragraph-rsid="000ffa77"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font-name="Times New Roman" fo:font-size="11pt" fo:language="fr" fo:country="FR" fo:font-style="normal" fo:font-weight="normal" officeooo:rsid="000c9078" officeooo:paragraph-rsid="0014e33b"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Times New Roman" fo:font-size="11pt" fo:language="fr" fo:country="FR" fo:font-style="normal" fo:font-weight="normal" officeooo:rsid="0010f865" officeooo:paragraph-rsid="000ffa77"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Times New Roman" fo:font-size="11pt" fo:language="fr" fo:country="FR" fo:font-style="normal" fo:font-weight="normal" officeooo:rsid="001333d4" officeooo:paragraph-rsid="000ffa77"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font-name="Times New Roman" fo:font-size="11pt" fo:language="fr" fo:country="FR" fo:font-style="normal" fo:font-weight="normal" officeooo:rsid="001381a0" officeooo:paragraph-rsid="000ffa77"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font-name="Times New Roman" fo:font-size="11pt" fo:font-weight="normal" officeooo:rsid="000c9078" officeooo:paragraph-rsid="0014e33b"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Times New Roman" fo:font-size="11pt" fo:font-weight="normal" officeooo:rsid="0011eccb" officeooo:paragraph-rsid="000f3f54"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Times New Roman" fo:font-size="11pt" fo:font-weight="normal" officeooo:rsid="0011eccb" officeooo:paragraph-rsid="000ffa77"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Times New Roman" fo:font-size="11pt" fo:font-weight="normal" officeooo:rsid="001f8c19" officeooo:paragraph-rsid="000ffa77"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font-name="Times New Roman" fo:font-size="11pt" fo:font-weight="normal" officeooo:rsid="00203672" officeooo:paragraph-rsid="000ffa77"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Times New Roman" fo:font-size="11pt" fo:font-weight="normal" officeooo:rsid="00215f0f" officeooo:paragraph-rsid="000ffa7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Times New Roman" fo:font-size="11pt" fo:font-weight="normal" officeooo:rsid="000e3382" officeooo:paragraph-rsid="000ffa77"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font-name="Times New Roman" fo:font-size="11pt" fo:font-weight="normal" officeooo:rsid="000ffdb1" officeooo:paragraph-rsid="000ffa77"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font-name="Times New Roman" fo:font-size="11pt" fo:font-weight="normal" officeooo:rsid="000ffdb1" officeooo:paragraph-rsid="001a4e30"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Times New Roman" fo:font-size="11pt" fo:font-weight="normal" officeooo:rsid="0010f865" officeooo:paragraph-rsid="000ffa7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Times New Roman" fo:font-size="11pt" fo:font-weight="normal" officeooo:rsid="00165651" officeooo:paragraph-rsid="000ffa7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Times New Roman" fo:font-size="11pt" fo:font-weight="normal" officeooo:rsid="001333d4" officeooo:paragraph-rsid="000ffa77" style:font-size-asian="9.60000038146973pt" style:font-weight-asian="normal" style:font-size-complex="11pt" style:font-weight-complex="normal"/>
    </style:style>
    <style:style style:name="P28" style:family="paragraph" style:parent-style-name="Standard">
      <style:paragraph-properties fo:line-height="100%" fo:text-align="start" style:justify-single-word="false"/>
      <style:text-properties style:font-name="Times New Roman" fo:font-size="11pt" fo:font-weight="normal" officeooo:rsid="00183d10" officeooo:paragraph-rsid="0025020d" style:font-size-asian="9.60000038146973pt" style:font-weight-asian="normal" style:font-size-complex="11pt" style:font-weight-complex="normal"/>
    </style:style>
    <style:style style:name="P29" style:family="paragraph" style:parent-style-name="Standard">
      <style:paragraph-properties fo:line-height="100%" fo:text-align="start" style:justify-single-word="false"/>
      <style:text-properties style:font-name="Times New Roman" fo:font-size="11pt" fo:font-weight="normal" officeooo:rsid="002629bc" officeooo:paragraph-rsid="002629bc"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font-name="Times New Roman" fo:font-size="11pt" fo:font-weight="normal" officeooo:rsid="0001072a" officeooo:paragraph-rsid="000ffa77"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font-name="Times New Roman" fo:font-size="11pt" fo:font-weight="normal" officeooo:paragraph-rsid="0014e33b"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Times New Roman" fo:font-size="11pt" fo:font-weight="normal" officeooo:rsid="000c9078" officeooo:paragraph-rsid="0014e33b" style:font-size-asian="11pt" style:font-weight-asian="normal" style:font-size-complex="11pt" style:font-weight-complex="normal"/>
    </style:style>
    <style:style style:name="P33" style:family="paragraph" style:parent-style-name="Standard">
      <style:paragraph-properties fo:line-height="150%" fo:text-align="start" style:justify-single-word="false"/>
      <style:text-properties style:font-name="Times New Roman" fo:font-size="11pt" fo:font-weight="normal" officeooo:rsid="000c9078" officeooo:paragraph-rsid="0014e33b" style:font-size-asian="11pt" style:font-weight-asian="normal" style:font-size-complex="11pt" style:font-weight-complex="normal"/>
    </style:style>
    <style:style style:name="P34" style:family="paragraph" style:parent-style-name="Standard">
      <style:paragraph-properties fo:line-height="100%"/>
      <style:text-properties style:font-name="Times New Roman" fo:font-size="11pt" fo:font-weight="normal" officeooo:rsid="00090189" officeooo:paragraph-rsid="000f3f54" style:font-size-asian="11pt" style:font-weight-asian="normal" style:font-size-complex="11pt" style:font-weight-complex="normal"/>
    </style:style>
    <style:style style:name="P35" style:family="paragraph" style:parent-style-name="Standard">
      <style:paragraph-properties fo:line-height="100%"/>
      <style:text-properties style:font-name="Times New Roman" fo:font-size="11pt" fo:font-weight="normal" officeooo:rsid="00093ee7" officeooo:paragraph-rsid="000f3f54" style:font-size-asian="11pt" style:font-weight-asian="normal" style:font-size-complex="11pt" style:font-weight-complex="normal"/>
    </style:style>
    <style:style style:name="P36" style:family="paragraph" style:parent-style-name="Standard">
      <style:paragraph-properties fo:line-height="100%"/>
      <style:text-properties style:font-name="Times New Roman" fo:font-size="11pt" fo:font-weight="normal" officeooo:rsid="000ba05a" officeooo:paragraph-rsid="000f3f54" style:font-size-asian="11pt" style:font-weight-asian="normal" style:font-size-complex="11pt" style:font-weight-complex="normal"/>
    </style:style>
    <style:style style:name="P37" style:family="paragraph" style:parent-style-name="Standard">
      <style:paragraph-properties fo:line-height="100%"/>
      <style:text-properties style:font-name="Times New Roman" fo:font-size="11pt" fo:font-weight="normal" officeooo:rsid="00118ec6" officeooo:paragraph-rsid="000f3f54" style:font-size-asian="11pt" style:font-weight-asian="normal" style:font-size-complex="11pt" style:font-weight-complex="normal"/>
    </style:style>
    <style:style style:name="P38" style:family="paragraph" style:parent-style-name="Standard">
      <style:paragraph-properties fo:line-height="100%"/>
      <style:text-properties style:font-name="Times New Roman" fo:font-size="11pt" fo:font-weight="normal" officeooo:rsid="00132ae4" officeooo:paragraph-rsid="00152180" style:font-size-asian="11pt" style:font-weight-asian="normal" style:font-size-complex="11pt" style:font-weight-complex="normal"/>
    </style:style>
    <style:style style:name="P39" style:family="paragraph" style:parent-style-name="Standard">
      <style:paragraph-properties fo:line-height="100%"/>
      <style:text-properties style:font-name="Times New Roman" fo:font-size="11pt" fo:font-weight="normal" officeooo:rsid="0013bdaf" officeooo:paragraph-rsid="00152180" style:font-size-asian="11pt" style:font-weight-asian="normal" style:font-size-complex="11pt" style:font-weight-complex="normal"/>
    </style:style>
    <style:style style:name="P40" style:family="paragraph" style:parent-style-name="Standard">
      <style:paragraph-properties fo:line-height="100%"/>
      <style:text-properties style:font-name="Times New Roman" fo:font-size="11pt" fo:font-weight="normal" officeooo:rsid="0014949d" officeooo:paragraph-rsid="00152180" style:font-size-asian="11pt" style:font-weight-asian="normal" style:font-size-complex="11pt" style:font-weight-complex="normal"/>
    </style:style>
    <style:style style:name="P41" style:family="paragraph" style:parent-style-name="Standard">
      <style:paragraph-properties fo:line-height="100%"/>
      <style:text-properties style:font-name="Times New Roman" fo:font-size="11pt" fo:font-weight="normal" officeooo:rsid="0019f992" officeooo:paragraph-rsid="00152180" style:font-size-asian="11pt" style:font-weight-asian="normal" style:font-size-complex="11pt" style:font-weight-complex="normal"/>
    </style:style>
    <style:style style:name="P42" style:family="paragraph" style:parent-style-name="Standard">
      <style:paragraph-properties fo:line-height="100%"/>
      <style:text-properties style:font-name="Times New Roman" fo:font-size="11pt" fo:font-weight="normal" officeooo:rsid="001b8ee8" officeooo:paragraph-rsid="00178f1f" style:font-size-asian="11pt" style:font-weight-asian="normal" style:font-size-complex="11pt" style:font-weight-complex="normal"/>
    </style:style>
    <style:style style:name="P43" style:family="paragraph" style:parent-style-name="Standard">
      <style:paragraph-properties fo:line-height="150%"/>
      <style:text-properties style:font-name="Times New Roman" fo:font-size="11pt" fo:font-weight="bold" officeooo:rsid="00156f16" officeooo:paragraph-rsid="000e3cc1" style:font-size-asian="11pt" style:font-weight-asian="bold" style:font-size-complex="11pt" style:font-weight-complex="bold"/>
    </style:style>
    <style:style style:name="P44" style:family="paragraph" style:parent-style-name="Standard">
      <style:paragraph-properties fo:line-height="150%"/>
      <style:text-properties style:font-name="Times New Roman" fo:font-size="11pt" fo:font-weight="bold" officeooo:rsid="00174fe6" officeooo:paragraph-rsid="000e3cc1" style:font-size-asian="11pt" style:font-weight-asian="bold" style:font-size-complex="11pt" style:font-weight-complex="bold"/>
    </style:style>
    <style:style style:name="P45" style:family="paragraph" style:parent-style-name="Standard">
      <style:paragraph-properties fo:line-height="150%"/>
      <style:text-properties style:font-name="Times New Roman" fo:font-size="11pt" fo:font-weight="bold" officeooo:rsid="0019a35b" officeooo:paragraph-rsid="000e3cc1" style:font-size-asian="11pt" style:font-weight-asian="bold" style:font-size-complex="11pt" style:font-weight-complex="bold"/>
    </style:style>
    <style:style style:name="P46" style:family="paragraph" style:parent-style-name="Standard">
      <style:paragraph-properties fo:line-height="100%"/>
      <style:text-properties style:font-name="Times New Roman" fo:font-size="11pt" fo:font-weight="bold" officeooo:rsid="0019a35b" officeooo:paragraph-rsid="000f3f54" style:font-size-asian="11pt" style:font-weight-asian="bold" style:font-size-complex="11pt" style:font-weight-complex="bold"/>
    </style:style>
    <style:style style:name="P47" style:family="paragraph" style:parent-style-name="Standard">
      <style:text-properties style:font-name="Times New Roman" fo:font-size="11pt" fo:font-weight="bold" officeooo:rsid="00076014" officeooo:paragraph-rsid="000f3f54" style:font-size-asian="11pt" style:font-weight-asian="bold" style:font-size-complex="11pt" style:font-weight-complex="bold"/>
    </style:style>
    <style:style style:name="P48" style:family="paragraph" style:parent-style-name="Standard">
      <style:paragraph-properties fo:line-height="100%"/>
      <style:text-properties style:font-name="Times New Roman" fo:font-size="11pt" fo:font-weight="bold" officeooo:rsid="00076014" officeooo:paragraph-rsid="000f3f54" style:font-size-asian="11pt" style:font-weight-asian="bold" style:font-size-complex="11pt" style:font-weight-complex="bold"/>
    </style:style>
    <style:style style:name="P49" style:family="paragraph" style:parent-style-name="Standard">
      <style:paragraph-properties fo:line-height="100%"/>
      <style:text-properties style:font-name="Times New Roman" fo:font-size="11pt" fo:font-weight="bold" officeooo:rsid="00076014" officeooo:paragraph-rsid="00152180" style:font-size-asian="11pt" style:font-weight-asian="bold" style:font-size-complex="11pt" style:font-weight-complex="bold"/>
    </style:style>
    <style:style style:name="P50" style:family="paragraph" style:parent-style-name="Standard">
      <style:paragraph-properties fo:text-align="start" style:justify-single-word="false"/>
      <style:text-properties style:font-name="Times New Roman" fo:font-size="11pt" fo:font-weight="bold" officeooo:rsid="0011eccb" officeooo:paragraph-rsid="000ffa77" style:font-size-asian="9.60000038146973pt" style:font-weight-asian="bold" style:font-size-complex="11pt" style:font-weight-complex="bold"/>
    </style:style>
    <style:style style:name="P51" style:family="paragraph" style:parent-style-name="Standard">
      <style:paragraph-properties fo:text-align="start" style:justify-single-word="false"/>
      <style:text-properties style:font-name="Times New Roman" fo:font-size="11pt" fo:font-weight="bold" officeooo:rsid="001333d4" officeooo:paragraph-rsid="000ffa77" style:font-size-asian="9.60000038146973pt" style:font-weight-asian="bold" style:font-size-complex="11pt" style:font-weight-complex="bold"/>
    </style:style>
    <style:style style:name="P52" style:family="paragraph" style:parent-style-name="Standard">
      <style:paragraph-properties fo:line-height="150%"/>
      <style:text-properties style:font-name="Times New Roman" fo:font-size="11pt" officeooo:rsid="00156f16" officeooo:paragraph-rsid="000e3cc1" style:font-size-asian="11pt" style:font-size-complex="11pt"/>
    </style:style>
    <style:style style:name="P53" style:family="paragraph" style:parent-style-name="Standard">
      <style:paragraph-properties fo:line-height="150%"/>
      <style:text-properties style:font-name="Times New Roman" fo:font-size="11pt" officeooo:rsid="001702d5" officeooo:paragraph-rsid="000e3cc1" style:font-size-asian="11pt" style:font-size-complex="11pt"/>
    </style:style>
    <style:style style:name="P54" style:family="paragraph" style:parent-style-name="Standard">
      <style:paragraph-properties fo:line-height="150%"/>
      <style:text-properties style:font-name="Times New Roman" fo:font-size="11pt" officeooo:rsid="00174fe6" officeooo:paragraph-rsid="000e3cc1" style:font-size-asian="11pt" style:font-size-complex="11pt"/>
    </style:style>
    <style:style style:name="P55" style:family="paragraph" style:parent-style-name="Standard">
      <style:paragraph-properties fo:line-height="150%"/>
      <style:text-properties style:font-name="Times New Roman" fo:font-size="11pt" officeooo:rsid="00192728" officeooo:paragraph-rsid="000e3cc1" style:font-size-asian="11pt" style:font-size-complex="11pt"/>
    </style:style>
    <style:style style:name="P56" style:family="paragraph" style:parent-style-name="Standard">
      <style:paragraph-properties fo:line-height="150%"/>
      <style:text-properties style:font-name="Times New Roman" fo:font-size="11pt" officeooo:rsid="0019a35b" officeooo:paragraph-rsid="000e3cc1" style:font-size-asian="11pt" style:font-size-complex="11pt"/>
    </style:style>
    <style:style style:name="P57" style:family="paragraph" style:parent-style-name="Standard">
      <style:text-properties style:font-name="Times New Roman" fo:font-size="11pt" officeooo:rsid="0019a35b" officeooo:paragraph-rsid="000e3cc1" style:font-size-asian="11pt" style:font-size-complex="11pt"/>
    </style:style>
    <style:style style:name="P58" style:family="paragraph" style:parent-style-name="Standard">
      <style:paragraph-properties fo:text-align="center" style:justify-single-word="false"/>
      <style:text-properties style:font-name="Times New Roman" fo:font-size="16pt" fo:font-weight="bold" officeooo:rsid="000c9078" officeooo:paragraph-rsid="0014e33b" style:font-size-asian="16pt" style:font-weight-asian="bold" style:font-size-complex="16pt" style:font-weight-complex="bold"/>
    </style:style>
    <style:style style:name="P59" style:family="paragraph" style:parent-style-name="Standard">
      <style:paragraph-properties fo:line-height="150%" fo:text-align="center" style:justify-single-word="false"/>
      <style:text-properties style:font-name="Times New Roman" fo:font-size="16pt" fo:font-weight="bold" officeooo:rsid="001381e7" officeooo:paragraph-rsid="000e3cc1" style:font-size-asian="16pt" style:font-weight-asian="bold" style:font-size-complex="16pt" style:font-weight-complex="bold"/>
    </style:style>
    <style:style style:name="P60" style:family="paragraph" style:parent-style-name="Standard">
      <style:paragraph-properties fo:text-align="center" style:justify-single-word="false"/>
      <style:text-properties style:font-name="Times New Roman" fo:font-size="16pt" fo:font-weight="bold" officeooo:rsid="00076014" officeooo:paragraph-rsid="000f3f54"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Times New Roman" fo:font-size="16pt" fo:font-weight="bold" officeooo:rsid="001f8c19" officeooo:paragraph-rsid="000ffa77"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Times New Roman" fo:font-size="16pt" fo:font-weight="bold" officeooo:rsid="00040788" officeooo:paragraph-rsid="000ffa77" style:font-size-asian="16pt" style:font-weight-asian="bold" style:font-size-complex="16pt" style:font-weight-complex="bold"/>
    </style:style>
    <style:style style:name="P63" style:family="paragraph" style:parent-style-name="Standard">
      <style:paragraph-properties fo:text-align="center" style:justify-single-word="false"/>
      <style:text-properties style:font-name="Times New Roman" fo:font-size="16pt" fo:font-weight="bold" officeooo:rsid="000cdc04" officeooo:paragraph-rsid="000ffa77" style:font-size-asian="16pt" style:font-weight-asian="bold" style:font-size-complex="16pt" style:font-weight-complex="bold"/>
    </style:style>
    <style:style style:name="P64" style:family="paragraph" style:parent-style-name="Standard">
      <style:paragraph-properties fo:text-align="center" style:justify-single-word="false"/>
      <style:text-properties style:font-name="Times New Roman" fo:font-size="16pt" fo:font-weight="bold" officeooo:rsid="0014f95f" officeooo:paragraph-rsid="000ffa77" style:font-size-asian="16pt" style:font-weight-asian="bold" style:font-size-complex="16pt" style:font-weight-complex="bold"/>
    </style:style>
    <style:style style:name="P65" style:family="paragraph" style:parent-style-name="Standard">
      <style:paragraph-properties fo:text-align="center" style:justify-single-word="false"/>
      <style:text-properties style:font-name="Times New Roman" fo:font-size="16pt" fo:font-weight="bold" officeooo:rsid="0001072a" officeooo:paragraph-rsid="000ffa77" style:font-size-asian="16pt" style:font-weight-asian="bold" style:font-size-complex="16pt" style:font-weight-complex="bold"/>
    </style:style>
    <style:style style:name="P66" style:family="paragraph" style:parent-style-name="Standard">
      <style:paragraph-properties fo:text-align="center" style:justify-single-word="false"/>
      <style:text-properties style:font-name="Times New Roman" fo:font-size="16pt" fo:font-weight="bold" officeooo:rsid="000c9078" officeooo:paragraph-rsid="0014e33b" style:font-size-asian="14pt" style:font-weight-asian="bold" style:font-size-complex="16pt" style:font-weight-complex="bold"/>
    </style:style>
    <style:style style:name="P67" style:family="paragraph" style:parent-style-name="Standard">
      <style:paragraph-properties fo:line-height="150%"/>
      <style:text-properties style:font-name="Times New Roman" officeooo:rsid="001381e7" officeooo:paragraph-rsid="000e3cc1"/>
    </style:style>
    <style:style style:name="P68" style:family="paragraph" style:parent-style-name="Standard">
      <style:paragraph-properties fo:text-align="center" style:justify-single-word="false"/>
      <style:text-properties style:font-name="Times New Roman" officeooo:rsid="00040788" officeooo:paragraph-rsid="000ffa77"/>
    </style:style>
    <style:style style:name="T1" style:family="text">
      <style:text-properties officeooo:rsid="00174fe6"/>
    </style:style>
    <style:style style:name="T2" style:family="text">
      <style:text-properties officeooo:rsid="00192728"/>
    </style:style>
    <style:style style:name="T3" style:family="text">
      <style:text-properties officeooo:rsid="001c6ded"/>
    </style:style>
    <style:style style:name="T4" style:family="text">
      <style:text-properties officeooo:rsid="000e3cc1"/>
    </style:style>
    <style:style style:name="T5" style:family="text">
      <style:text-properties officeooo:rsid="00118ec6"/>
    </style:style>
    <style:style style:name="T6" style:family="text">
      <style:text-properties officeooo:rsid="000ea47e"/>
    </style:style>
    <style:style style:name="T7" style:family="text">
      <style:text-properties officeooo:rsid="00170b0d"/>
    </style:style>
    <style:style style:name="T8" style:family="text">
      <style:text-properties officeooo:rsid="0013bdaf"/>
    </style:style>
    <style:style style:name="T9" style:family="text">
      <style:text-properties officeooo:rsid="000f3f54"/>
    </style:style>
    <style:style style:name="T10" style:family="text">
      <style:text-properties officeooo:rsid="0004969f"/>
    </style:style>
    <style:style style:name="T11" style:family="text">
      <style:text-properties officeooo:rsid="00203672"/>
    </style:style>
    <style:style style:name="T12" style:family="text">
      <style:text-properties officeooo:rsid="00215f0f"/>
    </style:style>
    <style:style style:name="T13" style:family="text">
      <style:text-properties fo:language="fr" fo:country="FR"/>
    </style:style>
    <style:style style:name="T14" style:family="text">
      <style:text-properties fo:language="fr" fo:country="FR" style:font-size-asian="11pt"/>
    </style:style>
    <style:style style:name="T15" style:family="text">
      <style:text-properties fo:language="fr" fo:country="FR" officeooo:rsid="0004969f" style:font-size-asian="11pt"/>
    </style:style>
    <style:style style:name="T16" style:family="text">
      <style:text-properties fo:language="fr" fo:country="FR" officeooo:rsid="000ffa77" style:font-size-asian="11pt"/>
    </style:style>
    <style:style style:name="T17" style:family="text">
      <style:text-properties fo:language="fr" fo:country="FR" officeooo:rsid="001381a0" style:font-size-asian="11pt"/>
    </style:style>
    <style:style style:name="T18" style:family="text">
      <style:text-properties fo:language="fr" fo:country="FR" officeooo:rsid="001481d7" style:font-size-asian="11pt"/>
    </style:style>
    <style:style style:name="T19" style:family="text">
      <style:text-properties fo:language="fr" fo:country="FR" officeooo:rsid="00013cb2" style:font-size-asian="11pt"/>
    </style:style>
    <style:style style:name="T20" style:family="text">
      <style:text-properties fo:language="fr" fo:country="FR" officeooo:rsid="000405e8"/>
    </style:style>
    <style:style style:name="T21" style:family="text">
      <style:text-properties fo:language="fr" fo:country="FR" officeooo:rsid="0005a17d"/>
    </style:style>
    <style:style style:name="T22" style:family="text">
      <style:text-properties fo:language="fr" fo:country="FR" officeooo:rsid="00190cbd"/>
    </style:style>
    <style:style style:name="T23" style:family="text">
      <style:text-properties officeooo:rsid="000ffa77"/>
    </style:style>
    <style:style style:name="T24" style:family="text">
      <style:text-properties officeooo:rsid="002800dd"/>
    </style:style>
    <style:style style:name="T25" style:family="text">
      <style:text-properties officeooo:rsid="001333d4"/>
    </style:style>
    <style:style style:name="T26" style:family="text">
      <style:text-properties officeooo:rsid="001974a9"/>
    </style:style>
    <style:style style:name="T27" style:family="text">
      <style:text-properties officeooo:rsid="001bfdca"/>
    </style:style>
    <style:style style:name="T28" style:family="text">
      <style:text-properties officeooo:rsid="001d3dba"/>
    </style:style>
    <style:style style:name="T29" style:family="text">
      <style:text-properties officeooo:rsid="001e7609"/>
    </style:style>
    <style:style style:name="T30" style:family="text">
      <style:text-properties officeooo:rsid="00076014"/>
    </style:style>
    <style:style style:name="T31" style:family="text">
      <style:text-properties officeooo:rsid="00211e64"/>
    </style:style>
    <style:style style:name="T32" style:family="text">
      <style:text-properties officeooo:rsid="00248c82"/>
    </style:style>
    <style:style style:name="T33" style:family="text">
      <style:text-properties officeooo:rsid="002334bc"/>
    </style:style>
    <style:style style:name="T34" style:family="text">
      <style:text-properties fo:font-style="normal" style:font-style-asian="normal" style:font-style-complex="normal"/>
    </style:style>
    <style:style style:name="T35" style:family="text">
      <style:text-properties fo:font-weight="bold" style:font-weight-asian="bold" style:font-weight-complex="bold"/>
    </style:style>
    <style:style style:name="T36" style:family="text">
      <style:text-properties fo:font-weight="bold" officeooo:rsid="001af4b5" style:font-weight-asian="bold" style:font-weight-complex="bold"/>
    </style:style>
    <style:style style:name="T37" style:family="text">
      <style:text-properties fo:font-weight="bold" officeooo:rsid="00119035" style:font-weight-asian="bold" style:font-weight-complex="bold"/>
    </style:style>
    <style:style style:name="T38" style:family="text">
      <style:text-properties officeooo:rsid="002629bc"/>
    </style:style>
    <style:style style:name="T39" style:family="text">
      <style:text-properties officeooo:rsid="0013579d"/>
    </style:style>
    <style:style style:name="T40" style:family="text">
      <style:text-properties officeooo:rsid="000e2198"/>
    </style:style>
    <style:style style:name="T41" style:family="text">
      <style:text-properties officeooo:rsid="000e4437"/>
    </style:style>
    <style:style style:name="T42" style:family="text">
      <style:text-properties officeooo:rsid="001b8ee8"/>
    </style:style>
    <style:style style:name="T43" style:family="text">
      <style:text-properties officeooo:rsid="00165ca9"/>
    </style:style>
    <style:style style:name="T44" style:family="text">
      <style:text-properties officeooo:rsid="00174f8b"/>
    </style:style>
    <style:style style:name="T45" style:family="text">
      <style:text-properties officeooo:rsid="00178f1f"/>
    </style:style>
    <style:style style:name="T46" style:family="text">
      <style:text-properties officeooo:rsid="00190cbd"/>
    </style:style>
    <style:style style:name="T47" style:family="text">
      <style:text-properties officeooo:rsid="001a4e30"/>
    </style:style>
    <style:style style:name="T48" style:family="text">
      <style:text-properties officeooo:rsid="001bc865"/>
    </style:style>
    <style:style style:name="T49" style:family="text">
      <style:text-properties style:font-size-asian="11pt"/>
    </style:style>
    <style:style style:name="T50" style:family="text">
      <style:text-properties officeooo:rsid="000320fd" style:font-size-asian="11pt"/>
    </style:style>
    <style:style style:name="T51" style:family="text">
      <style:text-properties officeooo:rsid="001f51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Introduction :</text:p>
      <text:p text:style-name="P58"/>
      <text:p text:style-name="P58"/>
      <text:p text:style-name="P16">Mei est un héros détester par la communauté ses sorts sont véritablement rageant et punitifs. Néanmoins on à un héros très intéressant, en plus d’être utile dans diverse situations. Elle demande quand même pas mal d’entraînement, de vision de jeu, et de prise de décision.</text:p>
      <text:p text:style-name="P16"/>
      <text:p text:style-name="P31">Dans ce guide j’aborderai les point qui sont pour moi des étapes importantes à la compréhension du personnage :</text:p>
      <text:p text:style-name="P32"/>
      <text:p text:style-name="P32">Les chiffres</text:p>
      <text:p text:style-name="P32">Les mécaniques de jeu</text:p>
      <text:p text:style-name="P32">Le focus</text:p>
      <text:p text:style-name="P32">Le positionnement</text:p>
      <text:p text:style-name="P32">La communication</text:p>
      <text:p text:style-name="P32">Les duels</text:p>
      <text:p text:style-name="P33">Les méthodes d’entraînement</text:p>
      <text:p text:style-name="P59"/>
      <text:p text:style-name="P59"/>
      <text:p text:style-name="P59">Les chiffres</text:p>
      <text:p text:style-name="P67"/>
      <text:p text:style-name="P43"><text:span text:style-name="T1">Tir</text:span> principal :</text:p>
      <text:p text:style-name="P52"/>
      <text:p text:style-name="P53">Inflige 45 points de <text:span text:style-name="T4">dégât</text:span> par seconde, 2,25 par tics.</text:p>
      <text:p text:style-name="P53">La distance maximum du tir est de 10 <text:span text:style-name="T4">mètres.</text:span></text:p>
      <text:p text:style-name="P53">Elle possède 200 munitions par chargeur.</text:p>
      <text:p text:style-name="P53">Consomme 20 munitions par secondes.</text:p>
      <text:p text:style-name="P54">La durée de l'immobilisation est de 1,5 secondes.</text:p>
      <text:p text:style-name="P53">Le temps de rechargement est de 1,5 secondes.</text:p>
      <text:p text:style-name="P53"/>
      <text:p text:style-name="P54"><text:span text:style-name="T35">Tir secondaire </text:span><text:span text:style-name="T36">(</text:span><text:span text:style-name="T37">pic</text:span><text:span text:style-name="T36"> de glace)</text:span><text:span text:style-name="T35"> :</text:span></text:p>
      <text:p text:style-name="P44"/>
      <text:p text:style-name="P54">C'est un <text:span text:style-name="T4">projectile</text:span> linéaire.</text:p>
      <text:p text:style-name="P54">Les dégâts diminue selon la distance, passe de 75 à 22 <text:span text:style-name="T2">(55 – 26 mètres).</text:span></text:p>
      <text:p text:style-name="P55">0,4 secondes avant que le tir parte, de plus le <text:span text:style-name="T4">projectile</text:span> n'est pas instantané.</text:p>
      <text:p text:style-name="P56">1,2 seconde<text:span text:style-name="T3">s</text:span> entre chaque tir (en comptant le temps qu'il met à partir).</text:p>
      <text:p text:style-name="P55">Consomme 25 de munitions par tir.</text:p>
      <text:p text:style-name="P55"><text:span text:style-name="T4">Possède</text:span> 200 munitions.</text:p>
      <text:p text:style-name="P56">Elle peut effectuer des pleines têtes.</text:p>
      <text:p text:style-name="P55"/>
      <text:p text:style-name="P45">Cryostase :</text:p>
      <text:p text:style-name="P56"><text:soft-page-break/></text:p>
      <text:p text:style-name="P56">Un glaçon se forme autour d'elle qui la rend <text:span text:style-name="T4">invincible</text:span>, mais ne peut pas bouger.</text:p>
      <text:p text:style-name="P56">Le glaçon soigne de 37,5 points de vie par secondes (150 maximum).</text:p>
      <text:p text:style-name="P56">Le sort dure 4 secondes maximum.</text:p>
      <text:p text:style-name="P56">Le temps de rechargement <text:span text:style-name="T3">est </text:span>de 12 secondes.</text:p>
      <text:p text:style-name="P56"/>
      <text:p text:style-name="P45">Mur de glace :</text:p>
      <text:p text:style-name="P56"/>
      <text:p text:style-name="P56">Elle crée 5 <text:span text:style-name="T4">piliers</text:span> qui forme un mur.</text:p>
      <text:p text:style-name="P56">Chaque <text:span text:style-name="T4">pilier</text:span> possède 500 points de vie.</text:p>
      <text:p text:style-name="P56">Leurs hauteurs est de 35 mètres.</text:p>
      <text:p text:style-name="P56">Ils durent 4,5 secondes.</text:p>
      <text:p text:style-name="P56">Le temps de rechargement est de 10 secondes.</text:p>
      <text:p text:style-name="P56"/>
      <text:p text:style-name="P45">Blizzard :</text:p>
      <text:p text:style-name="P56"/>
      <text:p text:style-name="P56">Envoie un projectile qui crée une zone d'effet de 10 <text:span text:style-name="T4">mètres.</text:span></text:p>
      <text:p text:style-name="P56">Immobilisera toute<text:span text:style-name="T3">s</text:span> les personnes qui resteront dans ça zone d'effet.</text:p>
      <text:p text:style-name="P56">Il inflige 20 points de dégâts par secondes (maximum 100).</text:p>
      <text:p text:style-name="P56">Le temps d'incantation est de 1,5 secondes minimum.</text:p>
      <text:p text:style-name="P56">L'effet dure 5 secondes.</text:p>
      <text:p text:style-name="P56"/>
      <text:p text:style-name="P57"/>
      <text:p text:style-name="P57"/>
      <text:p text:style-name="P60">Mécanique de jeu</text:p>
      <text:p text:style-name="P47"/>
      <text:p text:style-name="P47"/>
      <text:p text:style-name="P47"/>
      <text:p text:style-name="P48">Tir principal :</text:p>
      <text:p text:style-name="P48"/>
      <text:p text:style-name="P34">Ce mode de tir est votre principal atout pendant les duels, car il ne permet pas seulement d’immobiliser l’adversaire mais aussi de le ralentir très rapidement, ce qui va faire perdre certains repaire à votre adversaire. </text:p>
      <text:p text:style-name="P34">Évidement vous pourrez l’utiliser de manière défensive, pour protéger vos coéquipiers, agacer les Tanks ennemies en les gelant plusieurs fois. </text:p>
      <text:p text:style-name="P34">Ça vous permettra aussi d’immobiliser des adversaire mobiles et faciliter leurs exécution.</text:p>
      <text:p text:style-name="P48"/>
      <text:p text:style-name="P48">Tir secondaire (<text:span text:style-name="T9">pic</text:span> de glace) :</text:p>
      <text:p text:style-name="P48"/>
      <text:p text:style-name="P35">Ce mode de tir est votre seul moyen efficace de faire des dégâts, il est un peu <text:span text:style-name="T43">dure</text:span> de connaître le timing et le léger temps de trajet du projectile. Mais une fois que c’est assimiler vous pourrez faire de très bon dégât, surtout si vous visez dans la tête. N’hésiter pas à spammer le bouclier de Reinhardt ça ne coûte rien. De plus votre ultime chargera rapidement si vous placez des pleines têtes aux adversaires. </text:p>
      <text:p text:style-name="P35">Une erreur souvent faite est que l’on privilégie le « gèle » pour tuer des adversaires mais vos « <text:span text:style-name="T9">pic</text:span> » de glace fond très mal, si vous <text:span text:style-name="T5">êtes</text:span> a l’aise avec ce mode de tir, il ne faut pas hésiter à tirer sans geler les adversaires avant, ça serait une perte de temps, voir causer votre mort.</text:p>
      <text:p text:style-name="P48"><text:soft-page-break/></text:p>
      <text:p text:style-name="P46">Cryostase :</text:p>
      <text:p text:style-name="P46"/>
      <text:p text:style-name="P36">C’est votre principal sort de défense et de soin, <text:span text:style-name="T6">mais ce n’est pas sa seul utilité. Il ne faut pas oublier que pendant l’effet du sort, vous êtes invincible, cela permet d’éviter des contrôle ennemie mais aussi de gros dégâts qui aurai pu causer votre mort. En plus vous pouvez désactiver le sort quand vous le souhaiter, ce qui vous permet de l’utiliser juste pour esquiver une charge par exemple.</text:span></text:p>
      <text:p text:style-name="P37">En parlant de charge vous pouvez la bloquer totalement et l<text:span text:style-name="T43">a</text:span> rendre inutile, <text:span text:style-name="T43">votre glaçon est en faite considérer comme un mur ce qui stop la charge</text:span>. Ce sort est <text:span text:style-name="T43">aussi </text:span>très utile pour temporiser un objectif.</text:p>
      <text:p text:style-name="P37">Faite attention aux effets de la grenade de Ana, car vous n’annulerez pas l’anti-heal, <text:span text:style-name="T43">il faudra utiliser le glaçon avant l’impact.</text:span></text:p>
      <text:p text:style-name="P46"/>
      <text:p text:style-name="P49">Mur de glace :</text:p>
      <text:p text:style-name="P49"/>
      <text:p text:style-name="P38">Le mur de Mei est un sort bien plus mécanique que ce qu’on le pourrait croire, il peut être utiliser de manière défensive ou plus agressif cela dépend des situations et des buts.</text:p>
      <text:p text:style-name="P38">Il permet d’abord de bloquer un passage, avec ça vous <text:span text:style-name="T44">aurrez</text:span> des objectif différents, d’abord en bloquant une entrée, cela permet d’empêcher l’ennemie d’avancer / pénétrer dans une zone que vous défendez, <text:span text:style-name="T44">de plus</text:span> en alternant avec le bouclier de votre Reinhardt, <text:span text:style-name="T44">ça vous</text:span> permet<text:span text:style-name="T44">tra</text:span> d’<text:span text:style-name="T44">avoir</text:span> le temps de charger vos « couldown » chacun votre tours tous en ne laissant que peut d’ouverture à l’ennemie. Ensuite vous pouvez bloquer une sortie, ici le but est d’empêcher l’ennemie de s’échapper et avec un peu de coordination vous pourrez les <text:span text:style-name="T44">anéantir</text:span>, attention quand même à que cette action ne se retourne pas contre vous. <text:span text:style-name="T7">Bloquer les sorties de votre ultime est pas mal aussi ou encore bloquer leurs base en début de partie.</text:span></text:p>
      <text:p text:style-name="P38">Le mur peut-être utiliser pour séparer des joueurs allies ou ennemies <text:span text:style-name="T8">avec des objectifs différents, l’un pour protéger l’autre pour tuer plus facilement. Évidement cela s’applique aussi pour une équipe entière, pouvoir séparer les Tanks de leurs supports peut changer la donne.</text:span></text:p>
      <text:p text:style-name="P39">Le mur est très pratique pour bloquer des sorts ou des ultimes ennemies et donc sauver vos coéquipiers d’une mort certaine. (Bloquer un ultime D.VA , Reinhardt par exemple). Il faut aussi savoir que si vous mettez un mur sous les pieds d’un Reinhardt qui charge, ça permettra de stopper une charge sans qu’un allié pris dedans ne subisse de dégât. </text:p>
      <text:p text:style-name="P39">Le mur permet aussi de temporiser un objectif, il faut le mettre d’une manière à ce que les ennemies on du mal à le contourner, par exemple vous pouvez le mettre en diagonal près d’un angle, vous serez bloquer mais peut de héros pourront vous atteindre.</text:p>
      <text:p text:style-name="P40">Votre mur peut-être utiliser pour monter dessus, ça vous permettra d’accéder vous et votre équipe des endroit inaccessible normalement.</text:p>
      <text:p text:style-name="P39"/>
      <text:p text:style-name="P49">Blizzard :</text:p>
      <text:p text:style-name="P49"/>
      <text:p text:style-name="P41">L’ultime de Mei est très puissant pour gérer des combats mal engag<text:span text:style-name="T45">é</text:span> ou pour protéger / temporiser un objectif. <text:span text:style-name="T42">Il faut savoir que le sort ne gèle pas instantanément mais vous pourrez augmenter la vitesse avec votre tir principal. </text:span></text:p>
      <text:p text:style-name="P42">Les ennemies peuvent évidement sortir de votre ultime ce qui enlèvera les effets de ralentissement, la barrière de Zarya lui permet <text:span text:style-name="T45">aussi d’annuler </text:span>(et tous les autres sort d’invulnérabilité). </text:p>
      <text:p text:style-name="P42">Le sort est pratiquement toujours lanc<text:span text:style-name="T45">é</text:span> de manière défensive mais dans certains cas vous pouvez être plus agressif. En particulier si vous êtes entrain de « flank* » (contourner) ou si les ennemies sont piégé dans un endroit restreins (au moins 3 héros).</text:p>
      <text:p text:style-name="P17"/>
      <text:p text:style-name="P17"/>
      <text:p text:style-name="P61">Focus</text:p>
      <text:p text:style-name="P61"/>
      <text:p text:style-name="P9"/>
      <text:p text:style-name="P19">Le focus de Mei varie très souvent <text:span text:style-name="T10">selon</text:span> les situations, <text:span text:style-name="T11">cela dépend si vous avez isolez un ennemie voir plusieurs, si un Tank un peu trop dangereux s'approche de vous ou de vos coéquipiers, si un DPS s'en prend à vos supports ou à un de vos Tanks (si <text:s/>il est dans une situations difficile).</text:span></text:p>
      <text:p text:style-name="P20">Tuer ou geler un ennemie n'est pas la seul option pour vous <text:span text:style-name="T12">en débarrassez</text:span>, <text:span text:style-name="T12">mettre un mur pour empêcher un sort dévastateur peut suffire, ou simplement le séparer de vos alliés.</text:span></text:p>
      <text:p text:style-name="P21"><text:soft-page-break/>Votre façon de <text:span text:style-name="T10">gérer</text:span> un ennemie peut changer si c'est un Tank ou un DPS, par exemple vaut mieux geler continuellement un Reinhardt ou un Chopper pour <text:span text:style-name="T10">l’empêcher</text:span> de blesser vos <text:span text:style-name="T10">coéquipiers</text:span> que de lui tirer <text:span text:style-name="T10">bêtement</text:span> dessus en <text:span text:style-name="T10">espérant</text:span> le tuer <text:span text:style-name="T10">suffisamment</text:span> rapidement. </text:p>
      <text:p text:style-name="P2"><text:span text:style-name="T14">Il faut donc alterner </text:span><text:span text:style-name="T15">selon</text:span><text:span text:style-name="T14"> les </text:span><text:span text:style-name="T15">ennemies</text:span><text:span text:style-name="T14"> geler les Tanks et </text:span><text:span text:style-name="T15">privilégier</text:span><text:span text:style-name="T14"> les « </text:span><text:span text:style-name="T16">pics »</text:span><text:span text:style-name="T14"> de glace sur les ennemies plus fragile.</text:span></text:p>
      <text:p text:style-name="P11">Vous pouvez de temps en temps contourner l’ennemie pour les surprendre par derrières, ici votre focus sera les support<text:span text:style-name="T46">s</text:span> en priorité puis les autres héros.</text:p>
      <text:p text:style-name="P11"/>
      <text:p text:style-name="P11"/>
      <text:p text:style-name="P11"/>
      <text:p text:style-name="P11"/>
      <text:p text:style-name="P62">Positionnement </text:p>
      <text:p text:style-name="P68"/>
      <text:p text:style-name="P68"/>
      <text:p text:style-name="P1"><text:span text:style-name="T13">Il y a pour moi deux type</text:span><text:span text:style-name="T22">s</text:span><text:span text:style-name="T13"> de </text:span><text:span text:style-name="T20">positionnement</text:span><text:span text:style-name="T13"> avec Mei, une </text:span><text:span text:style-name="T20">agressive</text:span><text:span text:style-name="T13"> et une autre plus orienté </text:span><text:span text:style-name="T20">défense. </text:span></text:p>
      <text:p text:style-name="P6"/>
      <text:p text:style-name="P1"><text:span text:style-name="T20">J</text:span><text:span text:style-name="T13">ouer de manière agressive signifie que vous allez être proche de vos Tanks et que votre but sera de crée des occasions pour votre équipes en créant des murs avec différents objectifs derrière, comme séparer le Reinhardt ennemies de ces coéquipiers, <text:s/>ou bloquer une échappatoire dans une zone restreinte.</text:span></text:p>
      <text:p text:style-name="P7">De temps en temps vous pouvez même contourner l’ennemie pour crée un désordre avec votre ultime et vos murs, et donc séparer les supports de leurs coéquipiers.</text:p>
      <text:p text:style-name="P7"/>
      <text:p text:style-name="P7">Jouer de manière défensive signifie que vous êtes proche de vos supports, votre but ici est de les protéger, en utilisant des murs pour les séparer d’un Tank, de geler <text:span text:style-name="T46">les ennemies</text:span>, <text:span text:style-name="T46">en gros</text:span> tous ce qui peut les empêcher de tuer vos <text:span text:style-name="T23">soigneurs.</text:span> </text:p>
      <text:p text:style-name="P7">Évidement avec un positionnement pareil il ne faut pas se limiter à vos supports, protéger aussi vos Tanks et DPS de la mème manière, car votre objectif est d’apporter un soutient défensif supplémentaire.</text:p>
      <text:p text:style-name="P7"/>
      <text:p text:style-name="P1"><text:span text:style-name="T13">Malheureusement il serai beaucoup trop facile si tous ce limité à ça, il faut en permanence changer de position, alterner </text:span><text:span text:style-name="T21">défense</text:span><text:span text:style-name="T13"> et </text:span><text:span text:style-name="T21">agression et ne surtout pas rester uniquement sur l’un des deux. </text:span></text:p>
      <text:p text:style-name="P8">Il faut s’adapter aux jeux ennemies, à la carte, aux modes, ou simplement à la situations en général de la partie.</text:p>
      <text:p text:style-name="P8">Une bonne Mei <text:span text:style-name="T46">sait </text:span>quand il faut retourner <text:span text:style-name="T46">auprès de ces</text:span> coéquipiers, et quand il faut crée une occasion pour détruire l’ennemie.</text:p>
      <text:p text:style-name="P8"/>
      <text:p text:style-name="P8"/>
      <text:p text:style-name="P6"/>
      <text:p text:style-name="P11"/>
      <text:p text:style-name="P63">Communication</text:p>
      <text:p text:style-name="P63"/>
      <text:p text:style-name="P63"/>
      <text:p text:style-name="P22">La communication est essentiel pour Mei, c’est vraiment une nécessité pour vous et vos coéquipiers.</text:p>
      <text:p text:style-name="P23">Il faut annoncer les personnes que vous êtes sur le point de geler en particulier les héros dangereux comme Genji par exemple.</text:p>
      <text:p text:style-name="P24">Mais surtout annoncer le moindre mur que vous allez placer, il permettra à vos coéquipiers de s’adapter à celui-ci. </text:p>
      <text:p text:style-name="P24">Si vous êtes un peu plus à l’aise avec l’anglais je conseille même de dire quel est l’objectif de votre mur, que ce soit pour séparer une équipe en deux, protéger quelqu’un ou même bloquer une entrée.</text:p>
      <text:p text:style-name="P25">Annoncer vos ultime, vous pouvez donner quelques focus pour vos alliés surtout si ils sont sépar<text:span text:style-name="T47">és</text:span> (ou geler) de leurs coéquipiers.</text:p>
      <text:p text:style-name="P25">Vous ne devez pas communiquer tous seul, demander à vo<text:span text:style-name="T47">s</text:span> autres coéquipiers de vous parlez car ça vous sera vraiment utile pour mieux placer vos mur ou vos ultime.</text:p>
      <text:p text:style-name="P13">Rien que avoir l’information que le bouclier de votre Reinhardt est bientôt détruit vous permet d’anticiper votre mur pour protéger une entrée par exemple.</text:p>
      <text:p text:style-name="P13"/>
      <text:p text:style-name="P13"><text:soft-page-break/></text:p>
      <text:p text:style-name="P13"/>
      <text:p text:style-name="P64">Duels</text:p>
      <text:p text:style-name="P64"/>
      <text:p text:style-name="P64"/>
      <text:p text:style-name="P26">Mei est certainement le meilleurs héros du jeu en terme de duels, elle à de bonne capacité défensive en plus de moyen très puissant pour remporter <text:span text:style-name="T48">s</text:span>es 1 contre 1.</text:p>
      <text:p text:style-name="P26">En général le meilleur moyen de remporter la <text:span text:style-name="T24">victoire</text:span> est de geler l'ennemie le plus vite possible pour éviter qu'il puissent répliquer et de tirer un « <text:span text:style-name="T23">pic »</text:span> de glace dans sa tête, à part les Tanks, la plupart mourront sans pouvoir négoci<text:span text:style-name="T48">er.</text:span></text:p>
      <text:p text:style-name="P26">De plus votre "glaçon" vous permettra d'éviter des sorts puissants qui aurait pu être fatal en temps normal.</text:p>
      <text:p text:style-name="P18"/>
      <text:p text:style-name="P18"/>
      <text:p text:style-name="P18">La liste suivante comporte tous les duels que vous aurait à affronter durant vos partie :</text:p>
      <text:p text:style-name="P18"/>
      <text:p text:style-name="P50"><text:span text:style-name="T25">Catégorie s</text:span>upport : </text:p>
      <text:p text:style-name="P18"/>
      <text:p text:style-name="P18">Ana : <text:s/><text:span text:style-name="T26">Attention à la grenade, elle vous empêchera de vous soignez, essayer de l'anticiper pour éviter ses effets.</text:span></text:p>
      <text:p text:style-name="P18">Ange : <text:span text:style-name="T26">Son "escape" peut vous rendre la tache plus difficile, geler là en premier pour faciliter son exécution.</text:span></text:p>
      <text:p text:style-name="P18">Lucio : <text:span text:style-name="T26">Lucio est très mobile en plus d'être de petite taille, geler le, il sera plus facile pour vous de l'attraper.</text:span></text:p>
      <text:p text:style-name="P18">Symmetra : <text:span text:style-name="T26">Rester en dehors de sa range, vous en avez plus qu'elle, vous pouvez même la geler sans qu'elle puissent vous atteindre, attention à son bouclier.</text:span></text:p>
      <text:p text:style-name="P18">Zenyatta : <text:span text:style-name="T26">Attention à ça discord, sinon privilégier les « pics » de glaces.</text:span></text:p>
      <text:p text:style-name="P18"/>
      <text:p text:style-name="P50"><text:span text:style-name="T25">Catégorie a</text:span>tta<text:span text:style-name="T25">que</text:span> :</text:p>
      <text:p text:style-name="P18"/>
      <text:p text:style-name="P27">Genji : <text:span text:style-name="T27">Votre "gèle" passe à travers sa "riposte", n'hésiter surtout pas à le geler en premier en dehors de son escape, il ne pourra pas faire grand chose contre vous.</text:span></text:p>
      <text:p text:style-name="P27">McCree : <text:span text:style-name="T27">Attention à sa "flash", vous pouvez essayer de l'anticiper avec votre glaçon pour éviter ces effets.</text:span></text:p>
      <text:p text:style-name="P27">Pharah : <text:span text:style-name="T28">Vous pouvez essayer de la tuer avec vos "pics" de glace mais vous ne pourrez pas faire grand chose de plus contre elle.</text:span></text:p>
      <text:p text:style-name="P27">Faucheur : <text:span text:style-name="T29">Rester éloigner de lui, car en combat rapprocher vous serez désavantagé, sinon essayer de le geler rapidement. Son mode fantôme annule vos effets sur lui.</text:span></text:p>
      <text:p text:style-name="P27">Soldat 76 : <text:span text:style-name="T29">Faites très attention à ces roquettes, essayer de les anticiper avec votre glaçon. Si vous le geler et qu'il se soigne en même temps vous ne pourrez pas le one-shot.</text:span></text:p>
      <text:p text:style-name="P27">Sombra : <text:span text:style-name="T30">Privilégier les "pics" de glace car elle reviendra en arrière avant que vous ne pourrez la geler.</text:span></text:p>
      <text:p text:style-name="P27">Tracer : <text:span text:style-name="T29">Les "pics" de glace sont le meilleurs moyen de la tuer, vous pourrez même la « one shot » dans la tête si vous êtes suffisamment proche.</text:span></text:p>
      <text:p text:style-name="P27"/>
      <text:p text:style-name="P51">Catégorie défense :</text:p>
      <text:p text:style-name="P27"/>
      <text:p text:style-name="P27">Bastion : <text:span text:style-name="T29">Si vous êtes proche de lui geler le, mais à longue distance privilégier vos murs pour le soulever dans les airs pour qu'il se retrouve exposer de tous.</text:span></text:p>
      <text:p text:style-name="P27">Hanzo : <text:span text:style-name="T29">A longue distance vous n'avez aucune chance, à moyenne et courte porter vous devrez faire attention à ces "milles" flèches et aux potentiels tirs dans la têtes. Utiliser votre glaçon pour essayer de les éviter.</text:span></text:p>
      <text:p text:style-name="P27">Fatale : <text:span text:style-name="T29">A longue porter vous n'aurez aucune chance à moyenne distance faite attention à ces tirs, et à courte porter geler là.</text:span></text:p>
      <text:p text:style-name="P27">Chacal : <text:span text:style-name="T31">Utiliser votre "glaçon" pour esquiver son ultime ou son "shift" ou pour vous protéger si vous êtes dans un "trap".</text:span></text:p>
      <text:p text:style-name="P27">Torbjörn : <text:span text:style-name="T31">Vous pouvez mettre un mur devant la tourelle pour éviter qu'elle fasse des dégâts pendants un temps.</text:span></text:p>
      <text:p text:style-name="P27">Mei : <text:span text:style-name="T31">Rester éloigner d'elle et prioriser vos "pics" de glace.</text:span></text:p>
      <text:p text:style-name="P27"/>
      <text:p text:style-name="P51"><text:span text:style-name="T32">Catégorie</text:span> tank :</text:p>
      <text:p text:style-name="P27"/>
      <text:p text:style-name="P27"><text:soft-page-break/>D.VA : <text:span text:style-name="T33">Votre "gèle" passe à travers sa "matrice" donc vous êtes un bon contre, n'hésiter pas à abuser de ce sort.</text:span></text:p>
      <text:p text:style-name="P27">Chopper : <text:span text:style-name="T33">Mettez votre glaçon au moment de son "grab", geler le aussi souvent que possible.</text:span></text:p>
      <text:p text:style-name="P27">Reinhardt : <text:span text:style-name="T33">Son bouclier empêche de le geler de face, vous pouvez vous rapprochez jusqu'à être derrière lui, ou attendre qu'il enlève son bouclier, votre glaçon et mur stop sa charge.</text:span></text:p>
      <text:p text:style-name="P27">Zarya : <text:span text:style-name="T33">Sa barrière empêche et annule vos "contrôle" sur elle, attendez qu'elle ne l'est plus pour la geler.</text:span></text:p>
      <text:p text:style-name="P14">Winston : <text:span text:style-name="T38">Son "dôme" peut-être assez pénible car votre "gèle" ne passe pas à travers.</text:span></text:p>
      <text:p text:style-name="P28">Orisa : <text:span text:style-name="T38">Son sort "renforcement" lui permet de ne pas subir vos contrôle, faite attention à son bouclier et c'est gros dégât.</text:span></text:p>
      <text:p text:style-name="P28"/>
      <text:p text:style-name="P28"/>
      <text:p text:style-name="P29">Comme dit la plupart du temps vous avez l'avantage dans les duels mais vous <text:span text:style-name="T39">n’êtes</text:span> pas <text:span text:style-name="T39">invulnérable</text:span>, observer votre <text:span text:style-name="T39">environnement</text:span> et n'engager pas d'un contre un qui pourrai ce retourner contre vous.</text:p>
      <text:p text:style-name="P13"/>
      <text:p text:style-name="P13"/>
      <text:p text:style-name="P13"/>
      <text:p text:style-name="P65">Entraînement </text:p>
      <text:p text:style-name="P65"/>
      <text:p text:style-name="P65"/>
      <text:p text:style-name="P30">Mei demande pas mal d’entraînement sur son AIM, mais encore plus sur le timing de son clique droit, il demande pas mal de feeling et de temps pour être maîtrisé.</text:p>
      <text:p text:style-name="P30">Mei demande aussi un bon « Tracking » pour son clique gauche ainsi que de l’entraînement pour gérer le très léger temps de « projection » du tir.</text:p>
      <text:p text:style-name="P30"/>
      <text:p text:style-name="P30"><text:span text:style-name="T51">J</text:span>’ai quand même quelque astuce pour s’entraîner avec Mei.</text:p>
      <text:p text:style-name="P30"/>
      <text:p text:style-name="P30">Pour le clique gauche j’ai deux méthodes :</text:p>
      <text:p text:style-name="P30"/>
      <text:p text:style-name="P30">La première consiste à<text:span text:style-name="T34"> trouver un petit objet (un panneau par exemple) ainsi que de la place pour vous déplacer un peu comme bon vous semble. Une fois que c’est fait, pointez votre viseur sur votre cible, commencer à tirer avec votre clique gauche, bougez de manière aléatoire (vous pouvez sauter aussi) tout en gardant votre curseur sur l’objet, en évitant que le « gèle » ne sorte de votre cible.</text:span></text:p>
      <text:p text:style-name="P3">Votre objectif ici est de rester sur la cible tous en ne débordant pas.</text:p>
      <text:p text:style-name="P3"/>
      <text:p text:style-name="P3">Pour la deuxième il faut aller en mode personnaliser mettre quelques bot<text:span text:style-name="T51">s</text:span> de petite taille en difficulté difficile, vous mètres les points de vie au maximum et de réduire les dégâts que vous subissez et augmenter la vitesse des bots (pas trop non plus).</text:p>
      <text:p text:style-name="P3">En partie votre objectif sera de les gelés le plus souvent possible (et le plus vite possible), évidement vous devrez rester le plus possible sur les cibles pour pouvoir le faire.</text:p>
      <text:p text:style-name="P3"/>
      <text:p text:style-name="P3"/>
      <text:p text:style-name="P4">Pour le clique droit j’ai aussi deux méthodes :</text:p>
      <text:p text:style-name="P4"/>
      <text:p text:style-name="P4">La première méthode il faut aller en mode personnaliser, mettre des bots avec n’importe quel<text:span text:style-name="T51">s</text:span> difficulté et de petite taille comme Ana ou Lucio, autoriser uniquement les pleines têtes. Vous pouvez augmenter légèrement la vitesse de déplacement des bots pour augmenter la difficulté.</text:p>
      <text:p text:style-name="P4">Votre principal objectif ici est de trouver le bon « timing » de vos tirs et travailler votre Aim.</text:p>
      <text:p text:style-name="P4"/>
      <text:p text:style-name="P4">La deuxième méthode consiste à<text:span text:style-name="T17"> </text:span><text:span text:style-name="T14">a</text:span><text:span text:style-name="T17">llez en</text:span><text:span text:style-name="T14">core une fois en</text:span><text:span text:style-name="T17"> partie personnalisée, </text:span><text:span text:style-name="T14">mettre échauffement</text:span><text:span text:style-name="T18"> ainsi que </text:span><text:span text:style-name="T17">les </text:span><text:span text:style-name="T18">points de vie</text:span><text:span text:style-name="T17"> au max</text:span><text:span text:style-name="T18">imum</text:span><text:span text:style-name="T17">.</text:span></text:p>
      <text:p text:style-name="P10">Ensuite trouver un endroit restreins avec quelque chose pour vous gênez (vous cache<text:span text:style-name="T51">z</text:span>) ou alors poser des limites avec des repaires (ex : des petite lumière au sol). </text:p>
      <text:p text:style-name="P5"><text:span text:style-name="T19">Une fois que c’est fais trouver quelqu’un, et affronter vous dans cette zone.</text:span><text:span text:style-name="T14"> <text:s text:c="3"/></text:span></text:p>
      <text:p text:style-name="P5"><text:span text:style-name="T19">C’est un bon moyen pour entraîner vos réflexe et votre AIM.</text:span><text:span text:style-name="T14"> <text:s/></text:span></text:p>
      <text:p text:style-name="P10"/>
      <text:p text:style-name="P15"><text:soft-page-break/><text:span text:style-name="T50">Après le meilleurs moyen de vous entraînez est d’aller en partie normal et de jouer avec pour objectif de vous améliorez.</text:span><text:span text:style-name="T49"> <text:s text:c="73"/></text:span></text:p>
      <text:p text:style-name="P10"/>
      <text:p text:style-name="P10"/>
      <text:p text:style-name="P10"/>
      <text:p text:style-name="P10"/>
      <text:p text:style-name="P66">Conclusion :</text:p>
      <text:p text:style-name="P66"/>
      <text:p text:style-name="P66"/>
      <text:p text:style-name="P16">Pour conclure je dirais que Mei est très intéressante pour temporiser un objectif, mais aussi crée des occasions pour détruire l’ennemie. C’est aussi un héros très puissant  défensivement, elle peut <text:span text:style-name="T40">protéger</text:span> une entrée, permettre à ces <text:span text:style-name="T41">alliés</text:span> de <text:span text:style-name="T40">s’échapper</text:span> d’une mort certaine ou encore <text:span text:style-name="T40">retourner un combat mal engagé.</text:span> <text:span text:style-name="T41">Même si elle demande de l’entraînement au début, vous pourrez par la suite « carry » vos parties.</text:span></text:p>
      <text:p text:style-name="P3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50:12.685000000</meta:creation-date>
    <dc:date>2017-03-23T09:52:58.056000000</dc:date>
    <meta:editing-duration>PT50M50S</meta:editing-duration>
    <meta:editing-cycles>17</meta:editing-cycles>
    <meta:generator>LibreOffice/5.2.5.1$Windows_x86 LibreOffice_project/0312e1a284a7d50ca85a365c316c7abbf20a4d22</meta:generator>
    <meta:document-statistic meta:table-count="0" meta:image-count="0" meta:object-count="0" meta:page-count="7" meta:paragraph-count="142" meta:word-count="2879" meta:character-count="16718" meta:non-whitespace-character-count="13881"/>
  </office:meta>
</office:document-meta>
</file>